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267f" officeooo:paragraph-rsid="0002267f"/>
    </style:style>
    <style:style style:name="P2" style:family="paragraph" style:parent-style-name="Text_20_body">
      <style:text-properties officeooo:rsid="0003900a" officeooo:paragraph-rsid="0003900a"/>
    </style:style>
    <style:style style:name="P3" style:family="paragraph" style:parent-style-name="Text_20_body">
      <style:text-properties officeooo:rsid="00063415" officeooo:paragraph-rsid="00063415"/>
    </style:style>
    <style:style style:name="P4" style:family="paragraph" style:parent-style-name="Standard">
      <style:text-properties officeooo:paragraph-rsid="0002267f"/>
    </style:style>
    <style:style style:name="P5" style:family="paragraph" style:parent-style-name="Text_20_body">
      <style:text-properties officeooo:rsid="0002267f" officeooo:paragraph-rsid="0014b811"/>
    </style:style>
    <style:style style:name="P6" style:family="paragraph" style:parent-style-name="Text_20_body">
      <style:text-properties officeooo:paragraph-rsid="0014b811"/>
    </style:style>
    <style:style style:name="P7" style:family="paragraph" style:parent-style-name="Heading_20_1">
      <style:paragraph-properties fo:text-align="center" style:justify-single-word="false"/>
      <style:text-properties style:text-underline-style="solid" style:text-underline-width="auto" style:text-underline-color="font-color" officeooo:paragraph-rsid="0014b3dc"/>
    </style:style>
    <style:style style:name="T1" style:family="text">
      <style:text-properties officeooo:rsid="0003900a"/>
    </style:style>
    <style:style style:name="T2" style:family="text">
      <style:text-properties officeooo:rsid="000b49e5"/>
    </style:style>
    <style:style style:name="T3" style:family="text">
      <style:text-properties officeooo:rsid="0014b3dc"/>
    </style:style>
    <style:style style:name="T4" style:family="text">
      <style:text-properties fo:font-style="italic" style:font-style-asian="italic" style:font-style-complex="italic"/>
    </style:style>
    <style:style style:name="T5" style:family="text">
      <style:text-properties officeooo:rsid="0014b811"/>
    </style:style>
    <style:style style:name="T6" style:family="text">
      <style:text-properties officeooo:rsid="0017539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span text:style-name="T3">Podcast App</text:span></text:h>
      <text:p text:style-name="P1"/>
      <text:p text:style-name="P1"><text:tab/>The <text:span text:style-name="T4">PODCAST</text:span> app will be used for uploading, downloading, and rating podcasts. Users will have the ability to download, rate, favourite podcasts and channel<text:span text:style-name="T1">s, and create custom playlists for a particular subject. Content creators will be able to upload episodes, organize them into seasons, and create suggested playlists.</text:span></text:p>
      <text:p text:style-name="P4"/>
      <text:p text:style-name="P4"/>
      <text:p text:style-name="P2"><text:tab/>The <text:span text:style-name="T3">target</text:span> demographic will be all-encompassing as podcasts cater to nearly any interest. <text:span text:style-name="T3">The app will save users from the often tedious task of manually seeking out their desired podcasts on the internet by having a centralized repository of podcasts for ease of searching. The app also facilitates the easy creation playlists, searching of episodes by name or by tag, and sorting by content creator. Users will be able to rate individual episodes, seasons, or channels as a whole. A subscription system will inform users about any new content from any creator they’ve subscribed to, saving them the need to check on their own time.</text:span></text:p>
      <text:p text:style-name="P5"><text:tab/></text:p>
      <text:p text:style-name="P6"><text:span text:style-name="T5"><text:tab/>Uploaders will also appreciate the centralized repository as their content will be stored alongside more popular channels with the same tags, allowing new creator’s content to be more easily discovered through suggested tags based on previous downloads by users. Uploaders will have the ability to add tags to their podcasts to aid searching and organize them into seasons to accomodate natural episodic order.</text:span></text:p>
      <text:p text:style-name="P6"><text:tab/></text:p>
      <text:p text:style-name="P6"><text:tab/><text:span text:style-name="T6">The app has the goal of saving time for users and removing the overall tedium of maintaining their library of podcasts manually. The app will streamline the proccess of searching for, downloading, and listening to podcasts as well as keeping them organized in a customizable and easy to use way.</text:span></text:p>
      <text:p text:style-name="P6"/>
      <text:p text:style-name="P3"><text:tab/>Success for the projec<text:tab/><text:span text:style-name="T6">t</text:span> would be determined by __ downloads on the <text:span text:style-name="T6">Android A</text:span>pp <text:span text:style-name="T6">S</text:span>tore and an average user rating of at least 3.5/5 as well as __ total episode dow<text:span text:style-name="T2">n</text:span>loa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2:15:53.530024678</meta:creation-date>
    <dc:date>2018-01-16T10:54:03.898007004</dc:date>
    <meta:editing-duration>PT34M16S</meta:editing-duration>
    <meta:editing-cycles>14</meta:editing-cycles>
    <meta:generator>LibreOffice/5.1.6.2$Linux_X86_64 LibreOffice_project/10m0$Build-2</meta:generator>
    <meta:document-statistic meta:table-count="0" meta:image-count="0" meta:object-count="0" meta:page-count="1" meta:paragraph-count="8" meta:word-count="300" meta:character-count="1846" meta:non-whitespace-character-count="1545"/>
  </office:meta>
</office:document-meta>
</file>